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Albany AMT1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ew features in CloverETL GUI v. 1.5</text:h>
      <text:list text:style-name="L1">
        <text:list-item>
          <text:p text:style-name="P1">when importing graphs it is possible to convert them from ver. 1.x to ver. 2.x</text:p>
        </text:list-item>
        <text:list-item>
          <text:p text:style-name="P1">new graph parameters are automatically created and modified:</text:p>
          <text:list>
            <text:list-item>
              <text:p text:style-name="P1">created <text:s/>- date of creation, if currently opened graph doesn't have this parameter it is set to current date</text:p>
            </text:list-item>
            <text:list-item>
              <text:p text:style-name="P1">guiVersion – version of GUI graph was last modified</text:p>
            </text:list-item>
            <text:list-item>
              <text:p text:style-name="P1">licenseType – type of GUI license, where graph was last modified</text:p>
            </text:list-item>
            <text:list-item>
              <text:p text:style-name="P1">modified – date of last modification, if currently opened graph doesn't have this parameter it is set to current date</text:p>
            </text:list-item>
            <text:list-item>
              <text:p text:style-name="P1">revision – number of last revision, on each saving it is automatically increased in following way: string after last dot is converted to integer and increased by 1. If conversion to integer is not successful after last dot is saved '0'.</text:p>
            </text:list-item>
          </text:list>
        </text:list-item>
        <text:list-item>
          <text:p text:style-name="P1">there is new wizard for creating and editing lookup tables</text:p>
        </text:list-item>
        <text:list-item>
          <text:p text:style-name="P1">there are new possibilities in dialog “Run” when running graph:</text:p>
          <text:list>
            <text:list-item>
              <text:p text:style-name="P1">Parameter file</text:p>
            </text:list-item>
            <text:list-item>
              <text:p text:style-name="P1">Tracking – tracking interval in seconds</text:p>
            </text:list-item>
            <text:list-item>
              <text:p text:style-name="P1">Password – password to encrypted passwords in graph</text:p>
            </text:list-item>
            <text:list-item>
              <text:p text:style-name="P1">Verbose – whether dump graph configuration</text:p>
            </text:list-item>
            <text:list-item>
              <text:p text:style-name="P1">Info – prints out only version information (doesn't run the graph)</text:p>
            </text:list-item>
            <text:list-item>
              <text:p text:style-name="P1">Use default Clover.ETL engine – whether use default Clover.ETL engine or library set in eclipse preferences</text:p>
            </text:list-item>
          </text:list>
        </text:list-item>
        <text:list-item>
          <text:p text:style-name="P1">it is possible to set Clover.ETL engine and plug-ins location in eclipse Preferences. It means that you don't have to set Clover.ETL libraries in project's java build paths if you don't need them to compile own transformation classes.</text:p>
        </text:list-item>
        <text:list-item>
          <text:p text:style-name="P1">new components:</text:p>
          <text:list>
            <text:list-item>
              <text:p text:style-name="P1">XLS Data Reader</text:p>
            </text:list-item>
            <text:list-item>
              <text:p text:style-name="P1">XLS Data Writer</text:p>
            </text:list-item>
            <text:list-item>
              <text:p text:style-name="P1">Clover Data Reader</text:p>
            </text:list-item>
            <text:list-item>
              <text:p text:style-name="P1">Clover Data Writer</text:p>
            </text:list-item>
            <text:list-item>
              <text:p text:style-name="P1">LDAP Reader</text:p>
            </text:list-item>
            <text:list-item>
              <text:p text:style-name="P1">LDAP Writer</text:p>
            </text:list-item>
            <text:list-item>
              <text:p text:style-name="P1">MySql Writer</text:p>
            </text:list-item>
            <text:list-item>
              <text:p text:style-name="P1">Oracle Writer</text:p>
            </text:list-item>
            <text:list-item>
              <text:p text:style-name="P1">XMLExtract was amplifie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Albany AMT1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n" fo:country="US" style:font-name-asian="Albany AMT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lbany AMT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6-10-27T11:36:02</meta:creation-date>
    <dc:creator>Martin Zatopek</dc:creator>
    <dc:date>2006-10-27T14:54:41</dc:date>
    <dc:language>en-US</dc:language>
    <meta:editing-cycles>15</meta:editing-cycles>
    <meta:editing-duration>PT2H17M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7" meta:word-count="255" meta:character-count="1576"/>
  </office:meta>
</office:document-meta>
</file>